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0d72f6" officeooo:paragraph-rsid="0018b3d8"/>
    </style:style>
    <style:style style:name="P2" style:family="paragraph" style:parent-style-name="Header">
      <style:text-properties officeooo:rsid="000d72f6" officeooo:paragraph-rsid="0018b3d8"/>
    </style:style>
    <style:style style:name="T1" style:family="text">
      <style:text-properties officeooo:rsid="000e695a"/>
    </style:style>
    <style:style style:name="T2" style:family="text">
      <style:text-properties officeooo:rsid="0018b3d8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ckage p3;</text:p>
      <text:p text:style-name="Standard"/>
      <text:p text:style-name="Standard">import java.util.ArrayList;</text:p>
      <text:p text:style-name="Standard"/>
      <text:p text:style-name="Standard">public class ELista {</text:p>
      <text:p text:style-name="Standard"/>
      <text:p text:style-name="Standard"><text:s text:c="2"/>private static ArrayList&lt;Integer&gt; Lista;</text:p>
      <text:p text:style-name="Standard"><text:s text:c="2"/>private static ELista _pointer;</text:p>
      <text:p text:style-name="Standard"/>
      <text:p text:style-name="Standard"><text:s text:c="2"/>// Apartado 1 implementación patrón singleton</text:p>
      <text:p text:style-name="Standard"><text:s text:c="2"/>private ELista() {</text:p>
      <text:p text:style-name="Standard"><text:s text:c="4"/>super();</text:p>
      <text:p text:style-name="Standard"><text:s text:c="4"/>Lista = new ArrayList&lt;Integer&gt;();</text:p>
      <text:p text:style-name="Standard"><text:s text:c="2"/>}</text:p>
      <text:p text:style-name="Standard"><text:s text:c="2"/></text:p>
      <text:p text:style-name="Standard"><text:s text:c="2"/>public static ELista getEListaInstance() {</text:p>
      <text:p text:style-name="Standard"><text:s text:c="4"/>if (_pointer == null) {</text:p>
      <text:p text:style-name="Standard"/>
      <text:p text:style-name="Standard"><text:s text:c="6"/>_pointer = new ELista();</text:p>
      <text:p text:style-name="Standard"><text:s text:c="4"/>}</text:p>
      <text:p text:style-name="Standard"><text:s text:c="4"/>return _pointer;</text:p>
      <text:p text:style-name="Standard"><text:s text:c="2"/>}</text:p>
      <text:p text:style-name="Standard"/>
      <text:p text:style-name="Standard"/>
      <text:p text:style-name="Standard"/>
      <text:p text:style-name="Standard"><text:s text:c="2"/>// Apartado 2 método que añada un elemento a la lista.</text:p>
      <text:p text:style-name="Standard"/>
      <text:p text:style-name="Standard"><text:s text:c="2"/>public void addLista(int i) {</text:p>
      <text:p text:style-name="Standard"><text:s text:c="4"/></text:p>
      <text:p text:style-name="Standard"><text:s text:c="6"/>Lista.add(i);</text:p>
      <text:p text:style-name="Standard"><text:s text:c="2"/>}</text:p>
      <text:p text:style-name="Standard"/>
      <text:p text:style-name="Standard"><text:s text:c="2"/>// Apartado 3 método recursivo que devuelve la suma de todos los elementos.</text:p>
      <text:p text:style-name="Standard"/>
      <text:p text:style-name="Standard"><text:s text:c="2"/>public static int sumaLista(int inicio) {</text:p>
      <text:p text:style-name="Standard"/>
      <text:p text:style-name="Standard"><text:s text:c="4"/>if(inicio == Lista.size()-1) {</text:p>
      <text:p text:style-name="Standard"><text:s text:c="6"/>return Lista.get(inicio);</text:p>
      <text:p text:style-name="Standard"><text:s text:c="4"/>}</text:p>
      <text:p text:style-name="Standard"><text:s text:c="4"/>return Lista.get(inicio)+sumaLista(inicio+1);</text:p>
      <text:p text:style-name="Standard"><text:s text:c="2"/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rsid="000d72f6" officeooo:paragraph-rsid="0018b3d8"/>
    </style:style>
    <style:style style:name="MP2" style:family="paragraph" style:parent-style-name="Footer">
      <style:text-properties officeooo:rsid="000d72f6" officeooo:paragraph-rsid="0018b3d8"/>
    </style:style>
    <style:style style:name="MT1" style:family="text">
      <style:text-properties officeooo:rsid="000e695a"/>
    </style:style>
    <style:style style:name="MT2" style:family="text">
      <style:text-properties officeooo:rsid="0018b3d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gramación 2º Evaluación<text:tab/> <text:s text:c="8"/><text:span text:style-name="MT1">P</text:span><text:span text:style-name="MT2">3</text:span> <text:s text:c="55"/>IES Francisco De Los Ríos</text:p>
      </style:header>
      <style:footer>
        <text:p text:style-name="MP2">Antonio Muñoz Cubero <text:tab/><text:tab/>1º Grado Superior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11:19:53.214915297</meta:creation-date>
    <dc:date>2021-03-10T11:23:40.704855852</dc:date>
    <meta:editing-duration>PT3M47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31" meta:word-count="111" meta:character-count="898" meta:non-whitespace-character-count="668"/>
  </office:meta>
</office:document-meta>
</file>